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62f3"/>
    </style:style>
    <style:style style:name="P2" style:family="paragraph" style:parent-style-name="Standard">
      <style:text-properties fo:font-size="26pt" officeooo:rsid="000362f3" officeooo:paragraph-rsid="000362f3" style:font-size-asian="22.75pt" style:font-size-complex="26pt"/>
    </style:style>
    <style:style style:name="P3" style:family="paragraph" style:parent-style-name="Standard">
      <style:text-properties fo:font-size="26pt" officeooo:rsid="000362f3" officeooo:paragraph-rsid="000f3897" style:font-size-asian="22.75pt" style:font-size-complex="26pt"/>
    </style:style>
    <style:style style:name="P4" style:family="paragraph" style:parent-style-name="Standard">
      <style:text-properties fo:font-size="26pt" officeooo:rsid="000362f3" officeooo:paragraph-rsid="00189668" style:font-size-asian="22.75pt" style:font-size-complex="26pt"/>
    </style:style>
    <style:style style:name="P5" style:family="paragraph" style:parent-style-name="Standard">
      <style:text-properties fo:font-size="26pt" officeooo:rsid="000b3a8b" officeooo:paragraph-rsid="000b3a8b" style:font-size-asian="22.75pt" style:font-size-complex="26pt"/>
    </style:style>
    <style:style style:name="P6" style:family="paragraph" style:parent-style-name="Standard">
      <style:text-properties fo:font-size="26pt" officeooo:rsid="000362f3" officeooo:paragraph-rsid="000362f3" fo:background-color="#fff200" style:font-size-asian="22.75pt" style:font-size-complex="26pt"/>
    </style:style>
    <style:style style:name="P7" style:family="paragraph" style:parent-style-name="Standard">
      <style:text-properties fo:font-size="26pt" officeooo:rsid="000362f3" officeooo:paragraph-rsid="000b3a8b" fo:background-color="#fff200" style:font-size-asian="22.75pt" style:font-size-complex="26pt"/>
    </style:style>
    <style:style style:name="P8" style:family="paragraph" style:parent-style-name="Standard">
      <style:text-properties fo:font-size="26pt" officeooo:rsid="000362f3" officeooo:paragraph-rsid="000362f3" fo:background-color="transparent" style:font-size-asian="22.75pt" style:font-size-complex="26pt"/>
    </style:style>
    <style:style style:name="P9" style:family="paragraph" style:parent-style-name="Standard">
      <style:text-properties fo:font-size="26pt" officeooo:rsid="000362f3" officeooo:paragraph-rsid="000362f3" fo:background-color="#bee3d3" style:font-size-asian="22.75pt" style:font-size-complex="26pt"/>
    </style:style>
    <style:style style:name="P10" style:family="paragraph" style:parent-style-name="Standard">
      <style:text-properties fo:font-size="26pt" officeooo:rsid="000362f3" officeooo:paragraph-rsid="000f3897" fo:background-color="#bee3d3" style:font-size-asian="22.75pt" style:font-size-complex="26pt"/>
    </style:style>
    <style:style style:name="P11" style:family="paragraph" style:parent-style-name="Standard">
      <style:text-properties fo:color="#ce181e" fo:font-size="26pt" officeooo:rsid="000362f3" officeooo:paragraph-rsid="000362f3" fo:background-color="#fff200" style:font-size-asian="22.75pt" style:font-size-complex="26pt"/>
    </style:style>
    <style:style style:name="P12" style:family="paragraph" style:parent-style-name="Standard">
      <style:text-properties fo:color="#ce181e" fo:font-size="26pt" officeooo:rsid="00052780" officeooo:paragraph-rsid="00058ef4" fo:background-color="#fff200" style:font-size-asian="22.75pt" style:font-size-complex="26pt"/>
    </style:style>
    <style:style style:name="P13" style:family="paragraph" style:parent-style-name="Standard">
      <style:text-properties fo:color="#ce181e" fo:font-size="26pt" officeooo:rsid="000a8735" officeooo:paragraph-rsid="000a8735" fo:background-color="#fff200" style:font-size-asian="22.75pt" style:font-size-complex="26pt"/>
    </style:style>
    <style:style style:name="P14" style:family="paragraph" style:parent-style-name="Standard">
      <style:text-properties fo:color="#ce181e" fo:font-size="26pt" officeooo:rsid="000b3a8b" officeooo:paragraph-rsid="000b3a8b" fo:background-color="#fff200" style:font-size-asian="22.75pt" style:font-size-complex="26pt"/>
    </style:style>
    <style:style style:name="P15" style:family="paragraph" style:parent-style-name="Standard">
      <style:text-properties fo:color="#ce181e" fo:font-size="26pt" officeooo:rsid="00189668" officeooo:paragraph-rsid="00189668" fo:background-color="#fff200" style:font-size-asian="22.75pt" style:font-size-complex="26pt"/>
    </style:style>
    <style:style style:name="P16" style:family="paragraph" style:parent-style-name="Standard">
      <style:text-properties fo:color="#ce181e" fo:font-size="26pt" officeooo:rsid="000362f3" officeooo:paragraph-rsid="000362f3" fo:background-color="transparent" style:font-size-asian="22.75pt" style:font-size-complex="26pt"/>
    </style:style>
    <style:style style:name="P17" style:family="paragraph" style:parent-style-name="Standard">
      <style:text-properties fo:color="#ce181e" fo:font-size="26pt" officeooo:rsid="000362f3" officeooo:paragraph-rsid="00052780" fo:background-color="transparent" style:font-size-asian="22.75pt" style:font-size-complex="26pt"/>
    </style:style>
    <style:style style:name="P18" style:family="paragraph" style:parent-style-name="Standard">
      <style:text-properties fo:color="#ce181e" fo:font-size="26pt" officeooo:rsid="000362f3" officeooo:paragraph-rsid="00058ef4" fo:background-color="transparent" style:font-size-asian="22.75pt" style:font-size-complex="26pt"/>
    </style:style>
    <style:style style:name="P19" style:family="paragraph" style:parent-style-name="Standard">
      <style:text-properties fo:color="#ce181e" fo:font-size="26pt" officeooo:rsid="000362f3" officeooo:paragraph-rsid="00167ddc" fo:background-color="transparent" style:font-size-asian="22.75pt" style:font-size-complex="26pt"/>
    </style:style>
    <style:style style:name="P20" style:family="paragraph" style:parent-style-name="Standard">
      <style:text-properties fo:color="#ce181e" fo:font-size="26pt" officeooo:rsid="00058ef4" officeooo:paragraph-rsid="00058ef4" fo:background-color="transparent" style:font-size-asian="22.75pt" style:font-size-complex="26pt"/>
    </style:style>
    <style:style style:name="P21" style:family="paragraph" style:parent-style-name="Standard">
      <style:text-properties fo:color="#ce181e" fo:font-size="26pt" officeooo:rsid="000a8735" officeooo:paragraph-rsid="000a8735" fo:background-color="transparent" style:font-size-asian="22.75pt" style:font-size-complex="26pt"/>
    </style:style>
    <style:style style:name="P22" style:family="paragraph" style:parent-style-name="Standard">
      <style:text-properties fo:color="#ce181e" fo:font-size="26pt" officeooo:rsid="000b3a8b" officeooo:paragraph-rsid="000b3a8b" fo:background-color="transparent" style:font-size-asian="22.75pt" style:font-size-complex="26pt"/>
    </style:style>
    <style:style style:name="P23" style:family="paragraph" style:parent-style-name="Standard">
      <style:text-properties fo:color="#ce181e" fo:font-size="26pt" officeooo:rsid="00167ddc" officeooo:paragraph-rsid="00167ddc" fo:background-color="transparent" style:font-size-asian="22.75pt" style:font-size-complex="26pt"/>
    </style:style>
    <style:style style:name="P24" style:family="paragraph" style:parent-style-name="Standard">
      <style:text-properties fo:color="#ce181e" fo:font-size="26pt" officeooo:rsid="00189668" officeooo:paragraph-rsid="00189668" fo:background-color="transparent" style:font-size-asian="22.75pt" style:font-size-complex="26pt"/>
    </style:style>
    <style:style style:name="P25" style:family="paragraph" style:parent-style-name="Standard">
      <style:text-properties fo:background-color="#fff200"/>
    </style:style>
    <style:style style:name="P26" style:family="paragraph" style:parent-style-name="Standard">
      <style:text-properties fo:font-size="18pt" officeooo:rsid="000b3a8b" officeooo:paragraph-rsid="000b3a8b" style:font-size-asian="15.75pt" style:font-size-complex="18pt"/>
    </style:style>
    <style:style style:name="P27" style:family="paragraph" style:parent-style-name="Standard">
      <style:text-properties fo:font-size="18pt" officeooo:rsid="000b3a8b" officeooo:paragraph-rsid="000becc0" style:font-size-asian="15.75pt" style:font-size-complex="18pt"/>
    </style:style>
    <style:style style:name="P28" style:family="paragraph" style:parent-style-name="Standard">
      <style:text-properties fo:font-size="18pt" officeooo:rsid="000b3a8b" officeooo:paragraph-rsid="000b3a8b" fo:background-color="#72bf44" style:font-size-asian="15.75pt" style:font-size-complex="18pt"/>
    </style:style>
    <style:style style:name="P29" style:family="paragraph" style:parent-style-name="Standard">
      <style:text-properties fo:font-size="18pt" officeooo:rsid="000becc0" officeooo:paragraph-rsid="000becc0" fo:background-color="#72bf44" style:font-size-asian="15.75pt" style:font-size-complex="18pt"/>
    </style:style>
    <style:style style:name="P30" style:family="paragraph" style:parent-style-name="Standard">
      <style:text-properties fo:font-size="18pt" officeooo:rsid="000becc0" officeooo:paragraph-rsid="000becc0" fo:background-color="#72bf44" style:font-size-asian="18pt" style:font-size-complex="18pt"/>
    </style:style>
    <style:style style:name="P31" style:family="paragraph" style:parent-style-name="Standard">
      <style:text-properties fo:font-size="18pt" style:font-size-asian="18pt" style:font-size-complex="18pt"/>
    </style:style>
    <style:style style:name="P32" style:family="paragraph" style:parent-style-name="Standard">
      <style:text-properties fo:font-size="18pt" officeooo:paragraph-rsid="000becc0" style:font-size-asian="18pt" style:font-size-complex="18pt"/>
    </style:style>
    <style:style style:name="P33" style:family="paragraph" style:parent-style-name="Standard">
      <style:text-properties fo:font-size="18pt" officeooo:paragraph-rsid="000f3897" style:font-size-asian="18pt" style:font-size-complex="18pt"/>
    </style:style>
    <style:style style:name="P34" style:family="paragraph" style:parent-style-name="Standard">
      <style:text-properties fo:font-size="18pt" officeooo:rsid="00098664" officeooo:paragraph-rsid="00167ddc" style:font-size-asian="18pt" style:font-size-complex="18pt"/>
    </style:style>
    <style:style style:name="P35" style:family="paragraph" style:parent-style-name="Standard">
      <style:text-properties fo:font-size="18pt" officeooo:rsid="000b84dd" officeooo:paragraph-rsid="00167ddc" style:font-size-asian="18pt" style:font-size-complex="18pt"/>
    </style:style>
    <style:style style:name="P36" style:family="paragraph" style:parent-style-name="Standard">
      <style:text-properties fo:font-size="18pt" officeooo:rsid="000becc0" officeooo:paragraph-rsid="000becc0" fo:background-color="#74489d" style:font-size-asian="15.75pt" style:font-size-complex="18pt"/>
    </style:style>
    <style:style style:name="P37" style:family="paragraph" style:parent-style-name="Standard">
      <style:text-properties fo:font-size="18pt" officeooo:rsid="000becc0" officeooo:paragraph-rsid="000becc0" fo:background-color="#87d1d1" style:font-size-asian="18pt" style:font-size-complex="18pt"/>
    </style:style>
    <style:style style:name="P38" style:family="paragraph" style:parent-style-name="Standard">
      <style:text-properties fo:font-size="18pt" officeooo:rsid="000becc0" officeooo:paragraph-rsid="000becc0" fo:background-color="#fff200" style:font-size-asian="18pt" style:font-size-complex="18pt"/>
    </style:style>
    <style:style style:name="P39" style:family="paragraph" style:parent-style-name="Standard">
      <style:text-properties fo:font-size="18pt" officeooo:rsid="000362f3" officeooo:paragraph-rsid="000362f3" fo:background-color="#fff200" style:font-size-asian="18pt" style:font-size-complex="18pt"/>
    </style:style>
    <style:style style:name="P40" style:family="paragraph" style:parent-style-name="Standard">
      <style:text-properties fo:font-size="18pt" officeooo:paragraph-rsid="000f3897" fo:background-color="#fff200" style:font-size-asian="18pt" style:font-size-complex="18pt"/>
    </style:style>
    <style:style style:name="P41" style:family="paragraph" style:parent-style-name="Standard">
      <style:text-properties fo:font-size="18pt" officeooo:rsid="000d7468" officeooo:paragraph-rsid="000d7468" fo:background-color="#00a65d" style:font-size-asian="18pt" style:font-size-complex="18pt"/>
    </style:style>
    <style:style style:name="P42" style:family="paragraph" style:parent-style-name="Standard">
      <style:text-properties fo:font-size="18pt" officeooo:rsid="000b3a8b" officeooo:paragraph-rsid="000b3a8b" fo:background-color="#e0efd4" style:font-size-asian="15.75pt" style:font-size-complex="18pt"/>
    </style:style>
    <style:style style:name="P43" style:family="paragraph" style:parent-style-name="Standard">
      <style:text-properties fo:font-size="18pt" fo:font-style="normal" style:text-underline-style="none" officeooo:rsid="00189668" officeooo:paragraph-rsid="00189668" style:font-size-asian="18pt" style:font-style-asian="normal" style:font-size-complex="18pt" style:font-style-complex="normal"/>
    </style:style>
    <style:style style:name="P44" style:family="paragraph" style:parent-style-name="Standard">
      <style:text-properties fo:background-color="transparent"/>
    </style:style>
    <style:style style:name="P45" style:family="paragraph" style:parent-style-name="Standard">
      <style:text-properties officeooo:rsid="000f6dc4" officeooo:paragraph-rsid="000f6dc4" fo:background-color="transparent"/>
    </style:style>
    <style:style style:name="P46" style:family="paragraph" style:parent-style-name="Standard">
      <style:text-properties officeooo:rsid="000becc0" officeooo:paragraph-rsid="000becc0"/>
    </style:style>
    <style:style style:name="P47" style:family="paragraph" style:parent-style-name="Standard">
      <style:text-properties fo:font-size="16pt" officeooo:rsid="000becc0" officeooo:paragraph-rsid="000becc0" fo:background-color="#72bf44" style:font-size-asian="16pt" style:font-size-complex="16pt"/>
    </style:style>
    <style:style style:name="P48" style:family="paragraph" style:parent-style-name="Standard">
      <style:text-properties fo:background-color="#72bf44"/>
    </style:style>
    <style:style style:name="P49" style:family="paragraph" style:parent-style-name="Standard">
      <style:text-properties officeooo:rsid="000d7468" officeooo:paragraph-rsid="000d7468"/>
    </style:style>
    <style:style style:name="P50" style:family="paragraph" style:parent-style-name="Standard">
      <style:text-properties fo:background-color="#00a65d"/>
    </style:style>
    <style:style style:name="P51" style:family="paragraph" style:parent-style-name="Standard">
      <style:text-properties officeooo:rsid="000f3897" officeooo:paragraph-rsid="000f3897"/>
    </style:style>
    <style:style style:name="P52" style:family="paragraph" style:parent-style-name="Standard">
      <style:text-properties officeooo:paragraph-rsid="000f3897"/>
    </style:style>
    <style:style style:name="P53" style:family="paragraph" style:parent-style-name="Standard">
      <style:text-properties officeooo:rsid="000f6dc4" officeooo:paragraph-rsid="000f6dc4"/>
    </style:style>
    <style:style style:name="P54" style:family="paragraph" style:parent-style-name="Standard">
      <style:text-properties officeooo:paragraph-rsid="00114120"/>
    </style:style>
    <style:style style:name="P55" style:family="paragraph" style:parent-style-name="Standard">
      <style:text-properties officeooo:paragraph-rsid="0016372a"/>
    </style:style>
    <style:style style:name="P56" style:family="paragraph" style:parent-style-name="Standard">
      <style:text-properties style:font-name="Liberation Serif" fo:font-size="24pt" officeooo:rsid="00055d8a" officeooo:paragraph-rsid="0016372a" style:font-size-asian="24pt" style:font-size-complex="24pt"/>
    </style:style>
    <style:style style:name="P57" style:family="paragraph" style:parent-style-name="Standard">
      <style:text-properties style:font-name="Liberation Serif" fo:font-size="24pt" officeooo:rsid="000302dc" officeooo:paragraph-rsid="0016372a" fo:background-color="#bee3d3" style:font-size-asian="24pt" style:font-size-complex="24pt"/>
    </style:style>
    <style:style style:name="P58" style:family="paragraph" style:parent-style-name="Standard">
      <style:text-properties style:font-name="Liberation Serif" fo:font-size="24pt" officeooo:rsid="00055d8a" officeooo:paragraph-rsid="0016372a" fo:background-color="#bee3d3" style:font-size-asian="24pt" style:font-size-complex="24pt"/>
    </style:style>
    <style:style style:name="P59" style:family="paragraph" style:parent-style-name="Standard">
      <style:text-properties style:font-name="Liberation Serif" fo:font-size="24pt" officeooo:rsid="0016372a" officeooo:paragraph-rsid="0016372a" fo:background-color="#bee3d3" style:font-size-asian="24pt" style:font-size-complex="24pt"/>
    </style:style>
    <style:style style:name="P60" style:family="paragraph" style:parent-style-name="Standard">
      <style:text-properties officeooo:rsid="00098664" officeooo:paragraph-rsid="00167ddc"/>
    </style:style>
    <style:style style:name="P61" style:family="paragraph" style:parent-style-name="Standard">
      <style:text-properties style:text-underline-style="none" officeooo:rsid="0004e145" officeooo:paragraph-rsid="00167ddc"/>
    </style:style>
    <style:style style:name="P62" style:family="paragraph" style:parent-style-name="Standard">
      <style:text-properties officeooo:rsid="000b84dd" officeooo:paragraph-rsid="00167ddc"/>
    </style:style>
    <style:style style:name="P63" style:family="paragraph" style:parent-style-name="Standard">
      <style:text-properties fo:font-size="24pt" fo:font-style="normal" style:text-underline-style="none" officeooo:rsid="00167ddc" officeooo:paragraph-rsid="00167ddc" fo:background-color="#fff200" style:font-size-asian="24pt" style:font-style-asian="normal" style:font-size-complex="24pt" style:font-style-complex="normal"/>
    </style:style>
    <style:style style:name="P64" style:family="paragraph" style:parent-style-name="Standard">
      <style:text-properties officeooo:rsid="00167ddc" officeooo:paragraph-rsid="00167ddc"/>
    </style:style>
    <style:style style:name="P65"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6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26pt" officeooo:rsid="000362f3" officeooo:paragraph-rsid="00167ddc" style:font-size-asian="22.75pt" style:font-size-complex="26pt"/>
    </style:style>
    <style:style style:name="T1" style:family="text">
      <style:text-properties officeooo:rsid="00052780"/>
    </style:style>
    <style:style style:name="T2" style:family="text">
      <style:text-properties fo:background-color="#fff200" loext:char-shading-value="0"/>
    </style:style>
    <style:style style:name="T3" style:family="text">
      <style:text-properties officeooo:rsid="00052780" fo:background-color="#fff200" loext:char-shading-value="0"/>
    </style:style>
    <style:style style:name="T4" style:family="text">
      <style:text-properties fo:background-color="#fff200" loext:char-shading-value="0"/>
    </style:style>
    <style:style style:name="T5" style:family="text">
      <style:text-properties officeooo:rsid="000becc0" fo:background-color="#fff200" loext:char-shading-value="0"/>
    </style:style>
    <style:style style:name="T6" style:family="text">
      <style:text-properties officeooo:rsid="000b84dd" fo:background-color="#fff200" loext:char-shading-value="0"/>
    </style:style>
    <style:style style:name="T7" style:family="text">
      <style:text-properties officeooo:rsid="00058ef4"/>
    </style:style>
    <style:style style:name="T8" style:family="text">
      <style:text-properties officeooo:rsid="000a8735"/>
    </style:style>
    <style:style style:name="T9" style:family="text">
      <style:text-properties officeooo:rsid="000b3a8b"/>
    </style:style>
    <style:style style:name="T10" style:family="text">
      <style:text-properties fo:background-color="#72bf44" loext:char-shading-value="0"/>
    </style:style>
    <style:style style:name="T11" style:family="text">
      <style:text-properties fo:background-color="#72bf44" loext:char-shading-value="0"/>
    </style:style>
    <style:style style:name="T12" style:family="text">
      <style:text-properties fo:font-size="18pt" style:font-size-asian="18pt" style:font-size-complex="18pt"/>
    </style:style>
    <style:style style:name="T13" style:family="text">
      <style:text-properties fo:font-size="18pt" officeooo:rsid="000f3897" style:font-size-asian="18pt" style:font-size-complex="18pt"/>
    </style:style>
    <style:style style:name="T14" style:family="text">
      <style:text-properties fo:font-size="18pt" officeooo:rsid="00114120" style:font-size-asian="18pt" style:font-size-complex="18pt"/>
    </style:style>
    <style:style style:name="T15" style:family="text">
      <style:text-properties fo:font-size="18pt" officeooo:rsid="00143d69" style:font-size-asian="18pt" style:font-size-complex="18pt"/>
    </style:style>
    <style:style style:name="T16" style:family="text">
      <style:text-properties fo:font-size="18pt" officeooo:rsid="000b84dd" style:font-size-asian="18pt" style:font-size-complex="18pt"/>
    </style:style>
    <style:style style:name="T17" style:family="text">
      <style:text-properties fo:font-size="18pt" fo:background-color="#fff200" loext:char-shading-value="0" style:font-size-asian="18pt" style:font-size-complex="18pt"/>
    </style:style>
    <style:style style:name="T18" style:family="text">
      <style:text-properties fo:font-size="18pt" officeooo:rsid="000b84dd" fo:background-color="#fff200" loext:char-shading-value="0" style:font-size-asian="18pt" style:font-size-complex="18pt"/>
    </style:style>
    <style:style style:name="T19" style:family="text">
      <style:text-properties fo:font-size="18pt" fo:background-color="#72bf44" loext:char-shading-value="0" style:font-size-asian="18pt" style:font-size-complex="18pt"/>
    </style:style>
    <style:style style:name="T20" style:family="text">
      <style:text-properties officeooo:rsid="000f3897"/>
    </style:style>
    <style:style style:name="T21" style:family="text">
      <style:text-properties fo:font-size="20pt" officeooo:rsid="000f3897" style:font-size-asian="20pt" style:font-size-complex="20pt"/>
    </style:style>
    <style:style style:name="T22" style:family="text">
      <style:text-properties fo:font-size="16pt" fo:background-color="#e0efd4" loext:char-shading-value="0" style:font-size-asian="16pt" style:font-size-complex="16pt"/>
    </style:style>
    <style:style style:name="T23" style:family="text">
      <style:text-properties fo:font-size="16pt" fo:background-color="#bee3d3" loext:char-shading-value="0" style:font-size-asian="16pt" style:font-size-complex="16pt"/>
    </style:style>
    <style:style style:name="T24" style:family="text">
      <style:text-properties officeooo:rsid="00114120"/>
    </style:style>
    <style:style style:name="T25" style:family="text">
      <style:text-properties fo:font-size="14pt" style:font-size-asian="14pt" style:font-size-complex="14pt"/>
    </style:style>
    <style:style style:name="T26" style:family="text">
      <style:text-properties fo:font-size="14pt" officeooo:rsid="00114120" fo:background-color="#e0efd4" loext:char-shading-value="0" style:font-size-asian="14pt" style:font-size-complex="14pt"/>
    </style:style>
    <style:style style:name="T27" style:family="text">
      <style:text-properties officeooo:rsid="0016372a"/>
    </style:style>
    <style:style style:name="T28" style:family="text">
      <style:text-properties officeooo:rsid="00098664"/>
    </style:style>
    <style:style style:name="T29" style:family="text">
      <style:text-properties officeooo:rsid="000b84dd"/>
    </style:style>
    <style:style style:name="T30" style:family="text">
      <style:text-properties fo:color="#ce181e" fo:font-size="26pt" fo:background-color="transparent" loext:char-shading-value="0" style:font-size-asian="22.75pt" style:font-size-complex="26pt"/>
    </style:style>
    <style:style style:name="T31" style:family="text">
      <style:text-properties fo:color="#ce181e" fo:background-color="transparent" loext:char-shading-value="0"/>
    </style:style>
    <style:style style:name="T32" style:family="text">
      <style:text-properties fo:color="#ce181e" officeooo:rsid="00189668" fo:background-color="transparent" loext:char-shading-value="0"/>
    </style:style>
    <style:style style:name="T33" style:family="text">
      <style:text-properties officeooo:rsid="0018966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4">STEP – 1</text:p>
      <text:p text:style-name="P24"/>
      <text:p text:style-name="P24">MAKE YOUR OWN RESEARCH </text:p>
      <text:p text:style-name="P2"/>
      <text:p text:style-name="P2"/>
      <text:p text:style-name="P2">Jira installation :Process follow up in linux based operating System: I am using ubuntu 18.04 .<text:span text:style-name="T20">you can cheack your system info</text:span></text:p>
      <text:p text:style-name="P39"/>
      <text:p text:style-name="P24">STEP – 2(TO KNOW OS IS USING RIGHT) </text:p>
      <text:p text:style-name="P40"><text:s/>lsb_release -a</text:p>
      <text:p text:style-name="P33">No LSB modules are available.</text:p>
      <text:p text:style-name="P33">Distributor ID:<text:tab/>Ubuntu</text:p>
      <text:p text:style-name="P33">Description:<text:tab/>Ubuntu 18.04.3 LTS</text:p>
      <text:p text:style-name="P33">Release:<text:tab/>18.04</text:p>
      <text:p text:style-name="P3">Codename:<text:tab/>bionic</text:p>
      <text:p text:style-name="P10">------------------------------------------------------</text:p>
      <text:p text:style-name="P59">You show know-(<text:span text:style-name="T33">t</text:span>his step is not mendetory)</text:p>
      <text:p text:style-name="P57">If you not have any preserver like tomcat, apache into your <text:span text:style-name="T28">client-</text:span>machine<text:span text:style-name="T28">(your system)</text:span> then you have good to go ease .</text:p>
      <text:p text:style-name="P57"/>
      <text:p text:style-name="P58">first you can free your server use command</text:p>
      <text:p text:style-name="P58"><text:s text:c="3"/></text:p>
      <text:p text:style-name="P58"><text:s text:c="23"/>free -h</text:p>
      <text:p text:style-name="P58">------------------------------------------------------------</text:p>
      <text:p text:style-name="P2"><text:soft-page-break/></text:p>
      <text:p text:style-name="P9"><text:span text:style-name="T27">F</text:span>irst go into that directory where you want to install jira and download jira ,if you have .bin file(jira software file which follow end by .bin <text:s/>extenstion) directly go to step 5 - </text:p>
      <text:p text:style-name="P2"/>
      <text:p text:style-name="P4"><text:span text:style-name="T32">STEP – 3</text:span></text:p>
      <text:p text:style-name="P4"><text:span text:style-name="T32"><text:s/></text:span>I created one folder to create folder by commands are -</text:p>
      <text:p text:style-name="P2"/>
      <text:p text:style-name="P6">mkdir jira </text:p>
      <text:p text:style-name="P8"/>
      <text:p text:style-name="P17">Then go inside that folder <text:span text:style-name="T1">which you have created </text:span></text:p>
      <text:p text:style-name="P19"><text:s text:c="5"/><text:span text:style-name="T2"><text:s/></text:span><text:span text:style-name="T3">cd jira</text:span></text:p>
      <text:p text:style-name="P66"><text:span text:style-name="T31"><text:s text:c="2"/>-------------------------------------------------------</text:span></text:p>
      <text:p text:style-name="P43"><text:span text:style-name="T30">STEP - 4 </text:span></text:p>
      <text:p text:style-name="P43"><text:span text:style-name="T30"/></text:p>
      <text:p text:style-name="P63">DOWNLOAD JIRA FOR WINDOWS </text:p>
      <text:p text:style-name="P34">type on browser</text:p>
      <text:p text:style-name="P34">jira installation on ubuntu 18.04</text:p>
      <text:p text:style-name="P34"/>
      <text:p text:style-name="P34"/>
      <text:p text:style-name="P34">or <text:s/>paste this link into google</text:p>
      <text:p text:style-name="P34"/>
      <text:p text:style-name="P34"><text:soft-page-break/></text:p>
      <text:p text:style-name="P34">https://www.googleadservices.com/pagead/aclk?sa=L&amp;ai=DChcSEwjIkZL31MnlAhXLNSsKHVOLBPgYABAAGgJzZg&amp;ohost=www.google.com&amp;cid=CAESQeD2MoKCWv4q599nug3xnHVDz7IERm5DdX4jFQESft6yKtsrLLLnNEyIXkueQY1GifcWzKOOS42QimRPelBxecjQ&amp;sig=AOD64_1KUmfHGrJu9SMyTcAECuXF1IBtbA&amp;q=&amp;ved=2ahUKEwi_lYv31MnlAhUYfysKHVJlDUkQ0Qx6BAgLEAE&amp;adurl=</text:p>
      <text:p text:style-name="P34"/>
      <text:p text:style-name="P34"/>
      <text:p text:style-name="P60"><text:span text:style-name="T12">go to page of download jira </text:span><text:span text:style-name="T16">or firstpage of jira scroll down to bottom </text:span></text:p>
      <text:p text:style-name="P35"/>
      <text:p text:style-name="P60"><text:span text:style-name="T16">in bottom </text:span><text:span text:style-name="T18">click on try it free</text:span><text:span text:style-name="T16"> trial in 0USD(no payment) trial for one month .if you looking for pay then choose according to your plan.</text:span></text:p>
      <text:p text:style-name="P35"/>
      <text:p text:style-name="P60"><text:span text:style-name="T16">After </text:span><text:span text:style-name="T18">clicking</text:span><text:span text:style-name="T16"> on </text:span><text:span text:style-name="T18">try it free </text:span><text:span text:style-name="T12"><text:s text:c="2"/></text:span><text:span text:style-name="T16">and jump to </text:span><text:span text:style-name="T18">next-page</text:span></text:p>
      <text:p text:style-name="P61"/>
      <text:p text:style-name="P62">you will go to signup page ,you can create your account if you want otherwise no need to setup any account for now because you are going to have a free trial</text:p>
      <text:p text:style-name="P62"/>
      <text:p text:style-name="P62">can you see that ?</text:p>
      <text:p text:style-name="P62">Looking to <text:a xlink:type="simple" xlink:href="https://www.atlassian.com/software/jira/download" text:style-name="Internet_20_link" text:visited-style-name="Visited_20_Internet_20_Link">host this on your own server</text:a>?</text:p>
      <text:p text:style-name="P64">Click on <text:s/><text:a xlink:type="simple" xlink:href="https://www.atlassian.com/software/jira/download" text:style-name="Internet_20_link" text:visited-style-name="Visited_20_Internet_20_Link"><text:span text:style-name="T29">host this on your own server</text:span></text:a><text:span text:style-name="T29">? <text:s/></text:span>And download however and follow step 5 ,after downlaod</text:p>
      <text:p text:style-name="P66"><text:span text:style-name="T31">-------------------------------------------------------</text:span></text:p>
      <text:p text:style-name="P62"/>
      <text:p text:style-name="P24">STEP - 4 </text:p>
      <text:p text:style-name="P62"/>
      <text:p text:style-name="P23"><text:span text:style-name="T6">D</text:span><text:span text:style-name="T2">OWNLOAD JIRA FOR LINUX -</text:span></text:p>
      <text:p text:style-name="P23"><text:span text:style-name="T2"/></text:p>
      <text:p text:style-name="P17"><text:span text:style-name="T1"><text:s/>To </text:span>download jira ,<text:span text:style-name="T7">to get jira link go into search browser and write jira download and open recommended website and then go into </text:span><text:soft-page-break/><text:span text:style-name="T7">jira downlaod option like go into free trial and select you OS version like for linux-64 or windows , copy that link by right click of mouse and you will see there is option for copy that link if you can found thats fine otherwise you can go into that page inspect and go into href and cut that link out and have it you self wget &lt;copiedlink&gt; </text:span></text:p>
      <text:p text:style-name="P17"/>
      <text:p text:style-name="P24"/>
      <text:p text:style-name="P15"/>
      <text:p text:style-name="P12">wget atlassian-jira-software-8.5.0-x64.bin</text:p>
      <text:p text:style-name="P12"/>
      <text:p text:style-name="P18"/>
      <text:p text:style-name="P20">jira will start downlaoded. It will take some memory into your folder ,i recommend you have atleast 1gb free in to your system hard drive or hard disk .file size is about 385.9 mb . <text:span text:style-name="T8">After dowlaod you can check it out by ls command that file has been downlaod or not </text:span></text:p>
      <text:p text:style-name="P20"/>
      <text:p text:style-name="P13">ls </text:p>
      <text:p text:style-name="P20"/>
      <text:p text:style-name="P21"><text:soft-page-break/>Now <text:s/>to installtion process <text:s/>begin follow me <text:s/><text:span text:style-name="T9">and first get permission by chmod a+x;</text:span></text:p>
      <text:p text:style-name="P21"><text:s/></text:p>
      <text:p text:style-name="P16"/>
      <text:p text:style-name="P16"/>
      <text:p text:style-name="P14"/>
      <text:p text:style-name="P22">STEP-5</text:p>
      <text:p text:style-name="P11"/>
      <text:p text:style-name="P7">chmod a+x atlassian-jira-software-8.5.0-x64.bin</text:p>
      <text:p text:style-name="P2"/>
      <text:p text:style-name="P5">STEP-6</text:p>
      <text:p text:style-name="P2"/>
      <text:p text:style-name="P7">sudo ./atlassian-jira-software-8.5.0-x64.bin</text:p>
      <text:p text:style-name="Standard"/>
      <text:p text:style-name="P1"/>
      <text:p text:style-name="Standard"/>
      <text:p text:style-name="Standard">[sudo] password for darkness-manish: </text:p>
      <text:p text:style-name="Standard">Unpacking JRE ...</text:p>
      <text:p text:style-name="Standard">Starting Installer ...</text:p>
      <text:p text:style-name="Standard"/>
      <text:p text:style-name="Standard">This will install JIRA Software 8.5.0 on your computer.</text:p>
      <text:p text:style-name="Standard">OK [o, Enter], Cancel [c]</text:p>
      <text:p text:style-name="Standard"/>
      <text:p text:style-name="Standard">Click Next to continue, or Cancel to exit Setup.</text:p>
      <text:p text:style-name="Standard"/>
      <text:p text:style-name="Standard">Choose the appropriate installation or upgrade option.</text:p>
      <text:p text:style-name="Standard">Please choose one of the following:</text:p>
      <text:p text:style-name="Standard">Express Install (use default settings) [1], Custom Install (recommended for advanced users) [2, Enter], Upgrade an existing JIRA installation [3]</text:p>
      <text:p text:style-name="Standard"/>
      <text:p text:style-name="Standard"/>
      <text:p text:style-name="Standard">Select the folder where you would like JIRA Software to be installed.</text:p>
      <text:p text:style-name="Standard">Where should JIRA Software be installed?</text:p>
      <text:p text:style-name="Standard">[/opt/atlassian/jira]</text:p>
      <text:p text:style-name="Standard">ls</text:p>
      <text:p text:style-name="Standard"><text:soft-page-break/>The directory:</text:p>
      <text:p text:style-name="Standard"/>
      <text:p text:style-name="Standard">ls</text:p>
      <text:p text:style-name="Standard"/>
      <text:p text:style-name="Standard">is invalid.</text:p>
      <text:p text:style-name="Standard">Where should JIRA Software be installed?</text:p>
      <text:p text:style-name="Standard">[/opt/atlassian/jira]</text:p>
      <text:p text:style-name="Standard"/>
      <text:p text:style-name="Standard"/>
      <text:p text:style-name="Standard">Default location for JIRA Software data</text:p>
      <text:p text:style-name="Standard">[/var/atlassian/application-data/jira]</text:p>
      <text:p text:style-name="Standard"/>
      <text:p text:style-name="Standard"/>
      <text:p text:style-name="Standard">Configure which ports JIRA Software will use.</text:p>
      <text:p text:style-name="Standard">JIRA requires two TCP ports that are not being used by any other</text:p>
      <text:p text:style-name="Standard">applications on this machine. The HTTP port is where you will access JIRA</text:p>
      <text:p text:style-name="Standard">through your browser. The Control port is used to startup and shutdown JIRA.</text:p>
      <text:p text:style-name="P28">Change your port if you want otherwise you will be installing default port no which is 8080,I will recommend you to change port number because apache also running on same port if you are windows guy’s but in linux 80 port is reserved for apache . This is for your understaing ,this will not popup choose 1 or 2 as per you wish installation,i chnage port no 8100 and 8200 for control port no</text:p>
      <text:p text:style-name="Standard">Use default ports (HTTP: 8080, Control: 8005) - Recommended [1, Enter], Set custom value for HTTP and Control ports [2]</text:p>
      <text:p text:style-name="Standard">2</text:p>
      <text:p text:style-name="Standard">HTTP Port Number</text:p>
      <text:p text:style-name="Standard">[8080]</text:p>
      <text:p text:style-name="P25">8100</text:p>
      <text:p text:style-name="Standard">Control Port Number</text:p>
      <text:p text:style-name="Standard">[8005]</text:p>
      <text:p text:style-name="P25">8200</text:p>
      <text:p text:style-name="Standard"/>
      <text:p text:style-name="Standard">JIRA can be run in the background.</text:p>
      <text:p text:style-name="Standard">You may choose to run JIRA as a service, which means it will start</text:p>
      <text:p text:style-name="Standard">automatically whenever the computer restarts.</text:p>
      <text:p text:style-name="Standard">Install JIRA as Service?</text:p>
      <text:p text:style-name="Standard">Yes [y, Enter], No [n]</text:p>
      <text:p text:style-name="P25">y</text:p>
      <text:p text:style-name="P25"/>
      <text:p text:style-name="Standard">Details on where JIRA Software will be installed and the settings that will be used.</text:p>
      <text:p text:style-name="Standard">Installation Directory: /opt/atlassian/jira </text:p>
      <text:p text:style-name="Standard">Home Directory: /var/atlassian/application-data/jira </text:p>
      <text:p text:style-name="P44">HTTP Port: 8100 </text:p>
      <text:p text:style-name="Standard">RMI Port: 8200 </text:p>
      <text:p text:style-name="Standard">Install as service: Yes </text:p>
      <text:p text:style-name="Standard"><text:span text:style-name="T4">Install [i, Enter]</text:span>, Exit [e]</text:p>
      <text:p text:style-name="Standard"/>
      <text:p text:style-name="Standard"><text:soft-page-break/></text:p>
      <text:p text:style-name="Standard">Extracting files ...</text:p>
      <text:p text:style-name="Standard"><text:s text:c="75"/></text:p>
      <text:p text:style-name="Standard"/>
      <text:p text:style-name="Standard">Please wait a few moments while JIRA Software is configured.</text:p>
      <text:p text:style-name="Standard"/>
      <text:p text:style-name="Standard">Installation of JIRA Software 8.5.0 is complete</text:p>
      <text:p text:style-name="Standard">Start JIRA Software 8.5.0 now?</text:p>
      <text:p text:style-name="Standard">Yes [y, Enter], No [n]</text:p>
      <text:p text:style-name="P25">y</text:p>
      <text:p text:style-name="Standard"/>
      <text:p text:style-name="Standard">Please wait a few moments while JIRA Software starts up.</text:p>
      <text:p text:style-name="Standard">Launching JIRA Software ...</text:p>
      <text:p text:style-name="Standard"/>
      <text:p text:style-name="Standard">Installation of JIRA Software 8.5.0 is complete</text:p>
      <text:p text:style-name="Standard">Your installation of JIRA Software 8.5.0 is now ready and can be accessed</text:p>
      <text:p text:style-name="Standard">via your browser.</text:p>
      <text:p text:style-name="Standard">JIRA Software 8.5.0 can be accessed at <text:span text:style-name="T11">http://localhost:8100</text:span></text:p>
      <text:p text:style-name="Standard">Finishing installation ...</text:p>
      <text:p text:style-name="Standard"/>
      <text:p text:style-name="P65"/>
      <text:p text:style-name="P53">INSTALLATION HAS BEEN DONE YOU CAN USE JIRA BY USING ON LOCALHOST ,WAIT FOR ONE MINUTE TO LAOD SETUP <text:s/><text:a xlink:type="simple" xlink:href="http://localhost:8100/" text:style-name="Internet_20_link" text:visited-style-name="Visited_20_Internet_20_Link"><text:span text:style-name="T11">http://localhost:8100</text:span></text:a><text:span text:style-name="T11"> <text:s/></text:span></text:p>
      <text:p text:style-name="P53"><text:span text:style-name="T11"/></text:p>
      <text:p text:style-name="P45"/>
      <text:p text:style-name="P45">________________________________________________________________________________</text:p>
      <text:p text:style-name="Standard"/>
      <text:p text:style-name="P42">Setup your own database and connect with jira </text:p>
      <text:p text:style-name="P26"/>
      <text:p text:style-name="P26">or <text:s/></text:p>
      <text:p text:style-name="P42"/>
      <text:p text:style-name="P42">by default you can choose database setup provided by atlassian </text:p>
      <text:p text:style-name="P42"/>
      <text:p text:style-name="P26">if you have already installed mysql you can cheack by using below command which mysql version is you using right now other wise go for installation for setup your own database and have customise setup <text:s/></text:p>
      <text:p text:style-name="P26"><text:s text:c="12"/></text:p>
      <text:p text:style-name="P27"><text:s text:c="11"/><text:span text:style-name="T4">mysql --version</text:span></text:p>
      <text:p text:style-name="P26"/>
      <text:p text:style-name="P26"><text:s/></text:p>
      <text:p text:style-name="P26"/>
      <text:p text:style-name="Standard">darkness-manish@darknessmanish-HP-Laptop-15-bs1xx:~$ <text:span text:style-name="T4">mysql --version</text:span></text:p>
      <text:p text:style-name="Standard">mysql <text:s/>Ver 14.14 Distrib 5.7.27, for Linux (x86_64) using <text:s/>EditLine wrapper</text:p>
      <text:p text:style-name="Standard"/>
      <text:p text:style-name="P47"><text:soft-page-break/>If you interesed to know how many port are active and which excatally port is running for which software </text:p>
      <text:p text:style-name="Standard"/>
      <text:p text:style-name="Standard"/>
      <text:p text:style-name="P32"><text:span text:style-name="T4"><text:s text:c="10"/>netstat -tln</text:span></text:p>
      <text:p text:style-name="Standard"/>
      <text:p text:style-name="Standard"/>
      <text:p text:style-name="Standard"/>
      <text:p text:style-name="Standard">darkness-manish@darknessmanish-HP-Laptop-15-bs1xx:~$ <text:span text:style-name="T4">netstat -tln</text:span></text:p>
      <text:p text:style-name="Standard">Active Internet connections (only servers)</text:p>
      <text:p text:style-name="Standard">Proto Recv-Q Send-Q Local Address <text:s text:c="10"/>Foreign Address <text:s text:c="8"/>State <text:s text:c="5"/></text:p>
      <text:p text:style-name="Standard">tcp <text:s text:c="7"/>0 <text:s text:c="5"/>0 127.0.0.1:3306 <text:s text:c="9"/>0.0.0.0:* <text:s text:c="14"/>LISTEN <text:s text:c="4"/></text:p>
      <text:p text:style-name="Standard">tcp <text:s text:c="7"/>0 <text:s text:c="5"/>0 127.0.0.53:53 <text:s text:c="10"/>0.0.0.0:* <text:s text:c="14"/>LISTEN <text:s text:c="4"/></text:p>
      <text:p text:style-name="Standard">tcp <text:s text:c="7"/>0 <text:s text:c="5"/>0 127.0.0.1:631 <text:s text:c="10"/>0.0.0.0:* <text:s text:c="14"/>LISTEN <text:s text:c="4"/></text:p>
      <text:p text:style-name="Standard">tcp6 <text:s text:c="6"/>0 <text:s text:c="5"/>0 :::8100 <text:s text:c="16"/>:::* <text:s text:c="19"/>LISTEN <text:s text:c="4"/></text:p>
      <text:p text:style-name="Standard">tcp6 <text:s text:c="6"/>0 <text:s text:c="5"/>0 127.0.0.1:8200 <text:s text:c="9"/>:::* <text:s text:c="19"/>LISTEN <text:s text:c="4"/></text:p>
      <text:p text:style-name="Standard">tcp6 <text:s text:c="6"/>0 <text:s text:c="5"/>0 :::80 <text:s text:c="18"/>:::* <text:s text:c="19"/>LISTEN <text:s text:c="4"/></text:p>
      <text:p text:style-name="Standard">tcp6 <text:s text:c="6"/>0 <text:s text:c="5"/>0 ::1:631 <text:s text:c="16"/>:::* <text:s text:c="19"/>LISTEN <text:s text:c="4"/></text:p>
      <text:p text:style-name="Standard"/>
      <text:p text:style-name="P48"/>
      <text:p text:style-name="P29">Can you see that 3306 has been assigned above for mysql as default</text:p>
      <text:p text:style-name="P36"/>
      <text:p text:style-name="P37">For login into database you can use this command to know are still database is running good or not </text:p>
      <text:p text:style-name="P46"/>
      <text:p text:style-name="P46"/>
      <text:p text:style-name="Standard">darkness-manish@darknessmanish-HP-Laptop-15-bs1xx:~$ mysql -u root -p</text:p>
      <text:p text:style-name="Standard">Enter password: <text:span text:style-name="T5">&lt;ENTER YOUR PASSWORD&gt;</text:span></text:p>
      <text:p text:style-name="Standard">Welcome to the MySQL monitor. <text:s/>Commands end with ; or \g.</text:p>
      <text:p text:style-name="Standard">Your MySQL connection id is 6</text:p>
      <text:p text:style-name="Standard">Server version: 5.7.27-0ubuntu0.18.04.1 (Ubuntu)</text:p>
      <text:p text:style-name="Standard"/>
      <text:p text:style-name="Standard">Copyright (c) 2000, 2019, Oracle and/or its affiliates. All rights reserved.</text:p>
      <text:p text:style-name="Standard"/>
      <text:p text:style-name="Standard">Oracle is a registered trademark of Oracle Corporation and/or its</text:p>
      <text:p text:style-name="Standard">affiliates. Other names may be trademarks of their respective</text:p>
      <text:p text:style-name="Standard">owners.</text:p>
      <text:p text:style-name="Standard"/>
      <text:p text:style-name="Standard">Type 'help;' or '\h' for help. Type '\c' to clear the current input statement.</text:p>
      <text:p text:style-name="P31"/>
      <text:p text:style-name="P46"><text:span text:style-name="T12">TO check database in mysql</text:span> </text:p>
      <text:p text:style-name="P46"/>
      <text:p text:style-name="P46"/>
      <text:p text:style-name="P46"><text:s/><text:span text:style-name="T4">SHOW DATABASES;</text:span></text:p>
      <text:p text:style-name="P46"/>
      <text:p text:style-name="P46"/>
      <text:p text:style-name="Standard">mysql&gt; SHOW DATABASES;</text:p>
      <text:p text:style-name="Standard"><text:soft-page-break/>+--------------------+</text:p>
      <text:p text:style-name="Standard">| Database <text:s text:c="10"/>|</text:p>
      <text:p text:style-name="Standard">+--------------------+</text:p>
      <text:p text:style-name="Standard">| information_schema |</text:p>
      <text:p text:style-name="Standard">| employee <text:s text:c="10"/>|</text:p>
      <text:p text:style-name="Standard">| mysql <text:s text:c="13"/>|</text:p>
      <text:p text:style-name="Standard">| performance_schema |</text:p>
      <text:p text:style-name="Standard">| phpmyadmin <text:s text:c="8"/>|</text:p>
      <text:p text:style-name="Standard">| sys <text:s text:c="15"/>|</text:p>
      <text:p text:style-name="Standard">+--------------------+</text:p>
      <text:p text:style-name="Standard">6 rows in set (0.04 sec)</text:p>
      <text:p text:style-name="Standard"/>
      <text:p text:style-name="P30">Create different database for jira, jira recommend use utf8 for matadata </text:p>
      <text:p text:style-name="P30"/>
      <text:p text:style-name="P38">CREATE DATABASE jiradb CHARACTER SET utf8mb4 COLLATE utf8mb4_bin;</text:p>
      <text:p text:style-name="Standard"/>
      <text:p text:style-name="Standard">mysql&gt; CREATE DATABASE jiradb CHARACTER SET utf8mb4 COLLATE utf8mb4_bin;</text:p>
      <text:p text:style-name="Standard">Query OK, 1 row affected (0.00 sec)</text:p>
      <text:p text:style-name="Standard"/>
      <text:p text:style-name="Standard">mysql&gt; SHOW DATABASES;</text:p>
      <text:p text:style-name="Standard">+--------------------+</text:p>
      <text:p text:style-name="Standard">| Database <text:s text:c="10"/>|</text:p>
      <text:p text:style-name="Standard">+--------------------+</text:p>
      <text:p text:style-name="Standard">| information_schema |</text:p>
      <text:p text:style-name="Standard">| employee <text:s text:c="10"/>|</text:p>
      <text:p text:style-name="Standard">| jiradb <text:s text:c="12"/>|</text:p>
      <text:p text:style-name="Standard">| mysql <text:s text:c="13"/>|</text:p>
      <text:p text:style-name="Standard">| performance_schema |</text:p>
      <text:p text:style-name="Standard">| phpmyadmin <text:s text:c="8"/>|</text:p>
      <text:p text:style-name="Standard">| sys <text:s text:c="15"/>|</text:p>
      <text:p text:style-name="Standard">+--------------------+</text:p>
      <text:p text:style-name="Standard">7 rows in set (0.00 sec)</text:p>
      <text:p text:style-name="P50"/>
      <text:p text:style-name="P41">Above you know jiradb has been created that jiradb database we will connect with JIRA SOFTWARE</text:p>
      <text:p text:style-name="P41"/>
      <text:p text:style-name="P41">TO COME OUT FROM DATABASE USE <text:span text:style-name="T2">QUIT </text:span><text:span text:style-name="T10">COMMAND</text:span></text:p>
      <text:p text:style-name="Standard"/>
      <text:p text:style-name="Standard">mysql&gt; <text:span text:style-name="T4">quit</text:span></text:p>
      <text:p text:style-name="Standard">Bye</text:p>
      <text:p text:style-name="Standard"/>
      <text:p text:style-name="P49">TO CONNECT WITH YOUR OWN DATABASE ONE MORE STEP YOU HAVE TO FOLLOW WHICH <text:s/>IS MYSQL CONNECTOR TO HAVE A CONNECTION WITH YOUR SYSTEM</text:p>
      <text:p text:style-name="P49"/>
      <text:p text:style-name="P49">YOU CAN DIRECTLY GO TO SEARCH IN BROWSER <text:span text:style-name="T4">MYSQL CONNECTOR </text:span></text:p>
      <text:p text:style-name="P49"><text:span text:style-name="T4"/></text:p>
      <text:p text:style-name="P49"><text:soft-page-break/><text:span text:style-name="T4">https://dev.mysql.com/downloads/connector/j/</text:span></text:p>
      <text:p text:style-name="Standard"/>
      <text:p text:style-name="P52"><text:span text:style-name="T21">S</text:span><text:span text:style-name="T13">elect for j developer <text:s/>mysql connector you can follow atlassian document and can search into browser jira mysql connector </text:span></text:p>
      <text:p text:style-name="P52"><text:span text:style-name="T13"/></text:p>
      <text:p text:style-name="P51"><text:span text:style-name="T12">i have downlaoded mysql connector you can see the file inside my downlaod folder you can download by create your own folder and by using link copied with </text:span><text:span text:style-name="T17">wget </text:span></text:p>
      <text:p text:style-name="P51"><text:span text:style-name="T17"/></text:p>
      <text:p text:style-name="P51"><text:span text:style-name="T19">if you are linux guy i recommend you to have different folder and use command line interface as much as possible.</text:span></text:p>
      <text:p text:style-name="P51"><text:span text:style-name="T17"/></text:p>
      <text:p text:style-name="Standard">darkness-manish@darknessmanish-HP-Laptop-15-bs1xx:~/Projects/canumallentech/Download$ ls <text:s text:c="3"/><text:span text:style-name="T23"><text:s/>mysql-connector-java-5.1.48.zip </text:span><text:s text:c="5"/><text:span text:style-name="T22">mysql-connector-java-5.1.48.tar.gz </text:span></text:p>
      <text:p text:style-name="Standard"><text:span text:style-name="T22"/></text:p>
      <text:p text:style-name="P51"><text:span text:style-name="T22">both file are geninue you can <text:s/>use anyone</text:span></text:p>
      <text:p text:style-name="P52"/>
      <text:p text:style-name="P54"><text:span text:style-name="T13">unzip </text:span><text:span text:style-name="T14">Downloaded mysql connector and </text:span><text:span text:style-name="T15">paste inside mysql lib folder where all jar file there</text:span> </text:p>
      <text:p text:style-name="P54"><text:span text:style-name="T25"/></text:p>
      <text:p text:style-name="P54"><text:span text:style-name="T25">mysql-connector-java-5.1.48.zip </text:span><text:s text:c="4"/><text:span text:style-name="T24">OR </text:span><text:span text:style-name="T26">mysql-connector-java-5.1.48.tar.gz </text:span></text:p>
      <text:p text:style-name="P52"/>
      <text:p text:style-name="Standard"/>
      <text:p text:style-name="P55"><text:a xlink:type="simple" xlink:href="mailto:darkness-manish@darknessmanish-HP-Laptop-15-bs1xx" text:style-name="Internet_20_link" text:visited-style-name="Visited_20_Internet_20_Link">darkness-manish@darknessmanish-HP-Laptop-15-bs1xx</text:a>:~/Projects/canumallentech/Download$</text:p>
      <text:p text:style-name="P55"/>
      <text:p text:style-name="P55"/>
      <text:p text:style-name="P55"/>
      <text:p text:style-name="P56"/>
      <text:p text:style-name="P56">---------------------------------------------------------</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1T16:01:41.421116467</meta:creation-date>
    <dc:date>2019-11-04T17:28:52.942692546</dc:date>
    <meta:editing-duration>PT57M51S</meta:editing-duration>
    <meta:editing-cycles>14</meta:editing-cycles>
    <meta:generator>LibreOffice/6.0.7.3$Linux_X86_64 LibreOffice_project/00m0$Build-3</meta:generator>
    <meta:document-statistic meta:table-count="0" meta:image-count="0" meta:object-count="0" meta:page-count="10" meta:paragraph-count="192" meta:word-count="1429" meta:character-count="10070" meta:non-whitespace-character-count="8151"/>
  </office:meta>
</office:document-meta>
</file>